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DejaVu Serif" svg:font-family="'DejaVu Serif'" style:font-family-generic="roman" style:font-pitch="variable"/>
    <style:font-face style:name="Droid Serif" svg:font-family="'Droid Serif'"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Droid Sans" officeooo:rsid="001fd7a9" officeooo:paragraph-rsid="001fd7a9"/>
    </style:style>
    <style:style style:name="P2" style:family="paragraph" style:parent-style-name="Standard">
      <style:text-properties style:font-name="Droid Sans" officeooo:rsid="001fd7a9" officeooo:paragraph-rsid="0025f726"/>
    </style:style>
    <style:style style:name="P3" style:family="paragraph" style:parent-style-name="Standard">
      <style:text-properties style:font-name="Droid Sans" officeooo:rsid="00223c98" officeooo:paragraph-rsid="00223c98"/>
    </style:style>
    <style:style style:name="P4" style:family="paragraph" style:parent-style-name="Standard">
      <style:text-properties style:font-name="Droid Sans" officeooo:rsid="00231974" officeooo:paragraph-rsid="00223c98"/>
    </style:style>
    <style:style style:name="P5" style:family="paragraph" style:parent-style-name="Standard">
      <style:text-properties style:font-name="Droid Sans" officeooo:rsid="00231974" officeooo:paragraph-rsid="00231974"/>
    </style:style>
    <style:style style:name="P6" style:family="paragraph" style:parent-style-name="Standard">
      <style:text-properties style:font-name="Droid Sans" officeooo:rsid="0025f726" officeooo:paragraph-rsid="0025f726"/>
    </style:style>
    <style:style style:name="P7" style:family="paragraph" style:parent-style-name="Standard">
      <style:text-properties style:font-name="Droid Sans" officeooo:rsid="0025f726" officeooo:paragraph-rsid="002678fc"/>
    </style:style>
    <style:style style:name="P8" style:family="paragraph" style:parent-style-name="Standard">
      <style:text-properties style:font-name="Droid Sans" officeooo:rsid="002678fc" officeooo:paragraph-rsid="002678fc"/>
    </style:style>
    <style:style style:name="P9" style:family="paragraph" style:parent-style-name="Standard">
      <style:text-properties style:font-name="Droid Sans" officeooo:rsid="002983a1" officeooo:paragraph-rsid="002983a1"/>
    </style:style>
    <style:style style:name="P10" style:family="paragraph" style:parent-style-name="Standard">
      <style:text-properties style:font-name="Droid Sans" officeooo:rsid="002e8b8a" officeooo:paragraph-rsid="002e8b8a"/>
    </style:style>
    <style:style style:name="P11" style:family="paragraph" style:parent-style-name="Standard">
      <style:text-properties style:font-name="Droid Sans" officeooo:rsid="002f6675" officeooo:paragraph-rsid="002f6675"/>
    </style:style>
    <style:style style:name="P12" style:family="paragraph" style:parent-style-name="Standard">
      <style:text-properties style:font-name="Droid Sans" officeooo:rsid="0030d386" officeooo:paragraph-rsid="0030d386"/>
    </style:style>
    <style:style style:name="P13" style:family="paragraph" style:parent-style-name="Standard">
      <style:text-properties style:font-name="Droid Sans" officeooo:rsid="0032ceb6" officeooo:paragraph-rsid="0032ceb6"/>
    </style:style>
    <style:style style:name="P14" style:family="paragraph" style:parent-style-name="Standard">
      <style:text-properties style:font-name="Droid Sans" officeooo:rsid="00340978" officeooo:paragraph-rsid="00340978"/>
    </style:style>
    <style:style style:name="P15" style:family="paragraph" style:parent-style-name="Standard">
      <style:text-properties style:font-name="Droid Sans" officeooo:rsid="00384ae0" officeooo:paragraph-rsid="00384ae0"/>
    </style:style>
    <style:style style:name="P16" style:family="paragraph" style:parent-style-name="Standard">
      <style:text-properties style:font-name="Droid Sans" fo:font-weight="bold" officeooo:rsid="002e8b8a" officeooo:paragraph-rsid="002e8b8a" style:font-weight-asian="bold" style:font-weight-complex="bold"/>
    </style:style>
    <style:style style:name="P17" style:family="paragraph" style:parent-style-name="Standard">
      <style:text-properties style:font-name="Droid Sans" fo:font-weight="bold" officeooo:rsid="0030d386" officeooo:paragraph-rsid="0030d386" style:font-weight-asian="bold" style:font-weight-complex="bold"/>
    </style:style>
    <style:style style:name="P18" style:family="paragraph" style:parent-style-name="Standard">
      <style:text-properties style:font-name="Droid Sans" fo:font-weight="bold" officeooo:rsid="00340978" officeooo:paragraph-rsid="00340978" style:font-weight-asian="bold" style:font-weight-complex="bold"/>
    </style:style>
    <style:style style:name="P19" style:family="paragraph" style:parent-style-name="Standard">
      <style:text-properties style:font-name="Droid Sans" fo:font-weight="bold" officeooo:rsid="00384ae0" officeooo:paragraph-rsid="00384ae0" style:font-weight-asian="bold" style:font-weight-complex="bold"/>
    </style:style>
    <style:style style:name="P20" style:family="paragraph" style:parent-style-name="Text_20_body">
      <style:text-properties style:font-name="Droid Sans"/>
    </style:style>
    <style:style style:name="P21" style:family="paragraph" style:parent-style-name="Text_20_body">
      <style:text-properties style:font-name="Droid Sans" officeooo:rsid="001fd7a9" officeooo:paragraph-rsid="001fd7a9"/>
    </style:style>
    <style:style style:name="P22" style:family="paragraph" style:parent-style-name="Text_20_body">
      <style:text-properties style:font-name="Droid Sans" officeooo:rsid="0025adc5" officeooo:paragraph-rsid="0025adc5"/>
    </style:style>
    <style:style style:name="P23" style:family="paragraph" style:parent-style-name="Text_20_body">
      <style:text-properties style:font-name="Droid Sans" officeooo:rsid="0025f726" officeooo:paragraph-rsid="0025f726"/>
    </style:style>
    <style:style style:name="P24" style:family="paragraph" style:parent-style-name="Heading_20_1">
      <style:text-properties style:font-name="Droid Sans" fo:font-size="18pt" style:font-size-asian="18pt" style:font-size-complex="18pt"/>
    </style:style>
    <style:style style:name="P25" style:family="paragraph" style:parent-style-name="Title">
      <style:text-properties style:font-name="Droid Sans"/>
    </style:style>
    <style:style style:name="P26" style:family="paragraph" style:parent-style-name="Subtitle">
      <style:text-properties style:font-name="Droid Sans"/>
    </style:style>
    <style:style style:name="T1" style:family="text">
      <style:text-properties officeooo:rsid="0021490c"/>
    </style:style>
    <style:style style:name="T2" style:family="text">
      <style:text-properties officeooo:rsid="0025f726"/>
    </style:style>
    <style:style style:name="T3" style:family="text">
      <style:text-properties officeooo:rsid="002621cb"/>
    </style:style>
    <style:style style:name="T4" style:family="text">
      <style:text-properties officeooo:rsid="0029aff5"/>
    </style:style>
    <style:style style:name="T5" style:family="text">
      <style:text-properties officeooo:rsid="002c9ec5"/>
    </style:style>
    <style:style style:name="T6" style:family="text">
      <style:text-properties officeooo:rsid="002f6675"/>
    </style:style>
    <style:style style:name="T7" style:family="text">
      <style:text-properties officeooo:rsid="0032ceb6"/>
    </style:style>
    <style:style style:name="T8" style:family="text">
      <style:text-properties officeooo:rsid="0033e740"/>
    </style:style>
    <style:style style:name="T9" style:family="text">
      <style:text-properties officeooo:rsid="003698f4"/>
    </style:style>
    <style:style style:name="T10" style:family="text">
      <style:text-properties officeooo:rsid="0038dc3c"/>
    </style:style>
    <style:style style:name="T11" style:family="text">
      <style:text-properties officeooo:rsid="003b469f"/>
    </style:style>
    <style:style style:name="T12" style:family="text">
      <style:text-properties officeooo:rsid="003ce383"/>
    </style:style>
    <style:style style:name="T13" style:family="text">
      <style:text-properties fo:font-weight="bold" style:font-weight-asian="bold" style:font-weight-complex="bold"/>
    </style:style>
    <style:style style:name="T14" style:family="text">
      <style:text-properties fo:font-weight="bold" officeooo:rsid="002c9ec5" style:font-weight-asian="bold" style:font-weight-complex="bold"/>
    </style:style>
    <style:style style:name="T15" style:family="text">
      <style:text-properties officeooo:rsid="003d8ed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text:span text:style-name="T11">raFl</text:span>ight</text:p>
      <text:p text:style-name="P26">A compiler debug graph viewer</text:p>
      <text:p text:style-name="P1"/>
      <text:h text:style-name="Heading_20_1" text:outline-level="1">Licensing</text:h>
      <text:p text:style-name="P1">The MIT License (MIT)</text:p>
      <text:p text:style-name="P1">Copyright (c) 2016 Cobol-team</text:p>
      <text:p text:style-name="P1"/>
      <text:p text:style-name="P2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0">The above copyright notice and this permission notice shall be included in all copies or substantial portions of the Software.</text:p>
      <text:p text:style-name="P20">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Libraries</text:h>
      <text:p text:style-name="P22"><text:span text:style-name="T13">Graphstreamer</text:span> LGPL</text:p>
      <text:p text:style-name="P22"><text:span text:style-name="T13">J</text:span><text:span text:style-name="T14">G</text:span><text:span text:style-name="T13">raph</text:span> BSD</text:p>
      <text:p text:style-name="P22"><text:span text:style-name="T13">J</text:span><text:span text:style-name="T14">G</text:span><text:span text:style-name="T13">raphT</text:span> LGPL</text:p>
      <text:p text:style-name="P22"><text:span text:style-name="T13">JSON-java</text:span> <text:span text:style-name="T2">JSON License</text:span></text:p>
      <text:p text:style-name="P23"><text:span text:style-name="T13">Mockito</text:span> MIT</text:p>
      <text:p text:style-name="P23"><text:span text:style-name="T13">Hamcrest</text:span> BSD</text:p>
      <text:p text:style-name="P23"><text:span text:style-name="T13">J</text:span><text:span text:style-name="T14">U</text:span><text:span text:style-name="T13">nit</text:span> EPL</text:p>
      <text:p text:style-name="P1"/>
      <text:h text:style-name="P24" text:outline-level="1"><text:soft-page-break/>Description</text:h>
      <text:p text:style-name="P1">Gra<text:span text:style-name="T15">Fl</text:span>ight is program that visualizes the output JSON files <text:span text:style-name="T1">from a new type of compiler that performs constraint-based instruction selection on high level functions to low level ASM instructions using mapping of instruction patterns on a mathematical graph model. </text:span></text:p>
      <text:p text:style-name="P1"/>
      <text:h text:style-name="Heading_20_2" text:outline-level="2">Graph Key</text:h>
      <text:p text:style-name="P5"/>
      <text:p text:style-name="P3"/>
      <text:h text:style-name="Heading_20_1" text:outline-level="1">Usage</text:h>
      <text:h text:style-name="Heading_20_2" text:outline-level="2">Execution</text:h>
      <text:p text:style-name="P2"><text:span text:style-name="T12">App.jar</text:span> [json function file]</text:p>
      <text:p text:style-name="P3"/>
      <text:h text:style-name="Heading_20_2" text:outline-level="2">Menubar</text:h>
      <text:p text:style-name="P16">[File]</text:p>
      <text:p text:style-name="P10">Open new file – Dialog to open a new JSON file</text:p>
      <text:p text:style-name="P11">Screenshot – Saves a timestamped PNG in the working directory</text:p>
      <text:p text:style-name="P11">Reset – Resets the layout of the graph</text:p>
      <text:p text:style-name="P11">Refresh – Reloads the selected JSON file from disk</text:p>
      <text:p text:style-name="P10">Close – <text:span text:style-name="T6">Closes the window</text:span></text:p>
      <text:p text:style-name="P10"/>
      <text:p text:style-name="P17">[View]</text:p>
      <text:p text:style-name="P12">Toolbar – Opens <text:span text:style-name="T7">the toolbar window</text:span></text:p>
      <text:p text:style-name="P12"/>
      <text:p text:style-name="P13">Statistics – Toggle the visibility of <text:span text:style-name="T8">graph information</text:span></text:p>
      <text:p text:style-name="P13"/>
      <text:p text:style-name="P18">[Layout]</text:p>
      <text:p text:style-name="P14">Hierarchical – <text:span text:style-name="T9">A layout that optimizes visuals around edges</text:span></text:p>
      <text:p text:style-name="P14">Tree – <text:span text:style-name="T9">A layout that optimizes visuals around nodes</text:span></text:p>
      <text:p text:style-name="P14">Force-based – <text:span text:style-name="T9">The layout minimizes the edge lengths</text:span></text:p>
      <text:p text:style-name="P14"/>
      <text:p text:style-name="P19">[Help]</text:p>
      <text:p text:style-name="P15">User Manual – <text:span text:style-name="T10">The GraFlight documentation</text:span></text:p>
      <text:p text:style-name="P15">About – <text:span text:style-name="T10">Brief information about the program</text:span></text:p>
      <text:p text:style-name="P6"/>
      <text:h text:style-name="Heading_20_2" text:outline-level="2">Navigation</text:h>
      <text:p text:style-name="P6">Zoom | Keys: <text:span text:style-name="T3">In </text:span>[+], <text:span text:style-name="T3">Out [-] Mouse: In [scroll forward], Out [scroll backward]</text:span></text:p>
      <text:p text:style-name="P8">Move | Keys: [directional keys] Mouse: [click] + drag</text:p>
      <text:p text:style-name="P7"/>
      <text:h text:style-name="Heading_20_2" text:outline-level="2"><text:soft-page-break/>Editing</text:h>
      <text:p text:style-name="P9">Move node | Mouse: [click] + drag</text:p>
      <text:p text:style-name="P9">Undo move | Keys: [ctrl] + [z]</text:p>
      <text:p text:style-name="P3"/>
      <text:p text:style-name="P5"><text:span text:style-name="T4">S</text:span>creenshot <text:span text:style-name="T4">| Keys: [ctrl] + [s]</text:span></text:p>
      <text:p text:style-name="P5"/>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DejaVu Serif" svg:font-family="'DejaVu Serif'" style:font-family-generic="roman" style:font-pitch="variable"/>
    <style:font-face style:name="Droid Serif" svg:font-family="'Droid Serif'"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Droid Sans" fo:font-family="'Droid Sans'" style:font-family-generic="swiss" style:font-pitch="variable" officeooo:rsid="0025adc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roid Sans" fo:font-family="'Droid Sans'" style:font-family-generic="swiss" style:font-pitch="variable" fo:font-size="40pt" fo:font-weight="bold" style:font-size-asian="40pt" style:font-weight-asian="bold" style:font-size-complex="40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Droid Sans" fo:font-family="'Droid Sans'"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Droid Sans" fo:font-family="'Droid Sans'"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Droid Sans" fo:font-family="'Droid Sans'" style:font-family-generic="swiss" style:font-pitch="variable" fo:font-size="15pt" fo:font-weight="bold" style:font-size-asian="15pt" style:font-weight-asian="bold" style:font-size-complex="15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7T09:06:18.193533736</meta:creation-date>
    <dc:date>2016-05-17T14:57:13.187075179</dc:date>
    <meta:editing-duration>PT3H27M31S</meta:editing-duration>
    <meta:editing-cycles>24</meta:editing-cycles>
    <meta:generator>LibreOffice/5.1.3.2$Linux_X86_64 LibreOffice_project/10m0$Build-2</meta:generator>
    <meta:document-statistic meta:table-count="0" meta:image-count="0" meta:object-count="0" meta:page-count="3" meta:paragraph-count="46" meta:word-count="375" meta:character-count="2372" meta:non-whitespace-character-count="2030"/>
  </office:meta>
</office:document-meta>
</file>